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7.71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9.204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6.7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4"/>
          <table:table-cell office:value-type="string" calcext:value-type="string">
            <text:p>[sched_op] Deferring communication for 02:54:5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1">
          <table:table-cell office:value-type="string" calcext:value-type="string">
            <text:p>Sending scheduler request: To report completed tasks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ing scheduler request: Requested by project.</text:p>
          </table:table-cell>
          <table:table-cell/>
          <table:table-cell office:value-type="string" calcext:value-type="string">
            <text:p>Not requesting tasks: non CPU intensive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failed: Error 403</text:p>
          </table:table-cell>
          <table:table-cell table:number-columns-repeated="4"/>
          <table:table-cell office:value-type="string" calcext:value-type="string">
            <text:p>[sched_op] Deferring communication for 00:01:0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 tasks sent</text:p>
          </table:table-cell>
          <table:table-cell office:value-type="string" calcext:value-type="string">
            <text:p>Tasks won't finish in time: BOINC runs 58.4% of the time; computation is enabled 100.0% of that</text:p>
          </table:table-cell>
          <table:table-cell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 and ATI</text:p>
          </table:table-cell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t sending work - last request too recent: 61 sec</text:p>
          </table:table-cell>
          <table:table-cell table:number-columns-repeated="2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To fetch work.</text:p>
          </table:table-cell>
          <table:table-cell office:value-type="string" calcext:value-type="string">
            <text:p>Reporting 1 completed tasks</text:p>
          </table:table-cell>
          <table:table-cell office:value-type="string" calcext:value-type="string">
            <text:p>Requesting new tasks for ATI</text:p>
          </table:table-cell>
          <table:table-cell office:value-type="string" calcext:value-type="string">
            <text:p>Scheduler request completed: got 0 new tasks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 office:value-type="string" calcext:value-type="string">
            <text:p>Scheduler request completed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4"/>
          <table:table-cell office:value-type="string" calcext:value-type="string">
            <text:p>[sched_op] Deferring communication for 00:01:5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605</text:p>
          </table:table-cell>
          <table:table-cell office:value-type="string" calcext:value-type="string">
            <text:p>No work sent</text:p>
          </table:table-cell>
          <table:table-cell table:style-name="ce1" office:value-type="string" calcext:value-type="string">
            <text:p>(reached daily quota of 32 results)</text:p>
          </table:table-cell>
          <table:table-cell table:style-name="ce1"/>
          <table:table-cell office:value-type="string" calcext:value-type="string">
            <text:p>[sched_op] Deferring communication for 07:53:1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 office:value-type="string" calcext:value-type="string">
            <text:p>Scheduler request failed: Timeout was reach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605</text:p>
          </table:table-cell>
          <table:table-cell table:number-columns-repeated="3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No tasks are available for The Clean Energy Project - Phase 2</text:p>
          </table:table-cell>
          <table:table-cell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office:value-type="string" calcext:value-type="string">
            <text:p>Sending scheduler request: To fetch work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3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This computer has reached a limit on tasks in progress</text:p>
          </table:table-cell>
          <table:table-cell office:value-type="string" calcext:value-type="string">
            <text:p>Project has no tasks available</text:p>
          </table:table-cell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1</text:p>
          </table:table-cell>
          <table:table-cell table:number-columns-repeated="3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table:number-columns-repeated="2"/>
          <table:table-cell office:value-type="string" calcext:value-type="string">
            <text:p>Project has no tasks available</text:p>
          </table:table-cell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non aumenta aumentando ncpus, attendere il giorno seguente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SSAGGI POSSIBILI PER “Not requesting tasks”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n CPU intensive</text:p>
          </table:table-cell>
          <table:table-cell table:number-columns-repeated="3"/>
          <table:table-cell office:value-type="string" calcext:value-type="string">
            <text:p>This computer has reached a limit on tasks in progres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spended via Manager</text:p>
          </table:table-cell>
          <table:table-cell table:number-columns-repeated="3"/>
          <table:table-cell office:value-type="string" calcext:value-type="string">
            <text:p>This computer has finished a daily quota of %d tas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ster URL fetch pend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heduler RPC backo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"no new tasks" requested via Manag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me download is stall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me task is suspended via Manag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o many uploads in progres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oject is not highest priorit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o many runnable task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n't nee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0000-00-00T17:39:20.53891276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 </meta:initial-creator>
    <meta:creation-date>2014-04-01T20:58:47.379095546</meta:creation-date>
    <dc:date>2014-04-18T17:42:06.908226456</dc:date>
    <meta:editing-duration>PT8H24M13S</meta:editing-duration>
    <meta:editing-cycles>29</meta:editing-cycles>
    <meta:generator>LibreOffice/4.1.5.3$Linux_X86_64 LibreOffice_project/205099f953b4b61c41106e07b17e9e5acc65037</meta:generator>
    <dc:creator>lo </dc:creator>
    <meta:document-statistic meta:table-count="1" meta:cell-count="120" meta:object-count="0"/>
  </office:meta>
</office:document-meta>
</file>